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officeooo:rsid="00080e68" officeooo:paragraph-rsid="00080e68"/>
    </style:style>
    <style:style style:name="P2" style:family="paragraph" style:parent-style-name="Standard">
      <style:text-properties officeooo:rsid="0015b1a6" officeooo:paragraph-rsid="0015b1a6"/>
    </style:style>
    <style:style style:name="P3" style:family="paragraph" style:parent-style-name="Standard">
      <style:text-properties officeooo:rsid="00162371" officeooo:paragraph-rsid="00162371"/>
    </style:style>
    <style:style style:name="P4" style:family="paragraph" style:parent-style-name="Standard">
      <style:text-properties officeooo:rsid="00181a2e" officeooo:paragraph-rsid="00181a2e"/>
    </style:style>
    <style:style style:name="P5" style:family="paragraph" style:parent-style-name="Standard">
      <style:text-properties officeooo:rsid="00199670" officeooo:paragraph-rsid="00199670"/>
    </style:style>
    <style:style style:name="P6" style:family="paragraph" style:parent-style-name="Standard">
      <style:text-properties officeooo:rsid="0019b083" officeooo:paragraph-rsid="0019b083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9979b" officeooo:paragraph-rsid="0009979b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0da085" officeooo:paragraph-rsid="000da085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0e08e8" officeooo:paragraph-rsid="000e08e8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0ea0c3" officeooo:paragraph-rsid="000ea0c3"/>
    </style:style>
    <style:style style:name="P11" style:family="paragraph" style:parent-style-name="Standard">
      <style:paragraph-properties fo:text-align="justify" style:justify-single-word="false"/>
      <style:text-properties officeooo:rsid="000ea0c3" officeooo:paragraph-rsid="000ea0c3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10516" officeooo:paragraph-rsid="001cec18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110516" officeooo:paragraph-rsid="00110516"/>
    </style:style>
    <style:style style:name="P14" style:family="paragraph" style:parent-style-name="Standard" style:list-style-name="L3">
      <style:paragraph-properties fo:text-align="justify" style:justify-single-word="false"/>
      <style:text-properties officeooo:rsid="0012044a" officeooo:paragraph-rsid="0012044a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12a979" officeooo:paragraph-rsid="0012a979"/>
    </style:style>
    <style:style style:name="P16" style:family="paragraph" style:parent-style-name="Standard" style:list-style-name="L3">
      <style:paragraph-properties fo:text-align="justify" style:justify-single-word="false"/>
      <style:text-properties officeooo:rsid="00147696" officeooo:paragraph-rsid="00147696"/>
    </style:style>
    <style:style style:name="P17" style:family="paragraph" style:parent-style-name="Standard">
      <style:paragraph-properties fo:text-align="justify" style:justify-single-word="false"/>
      <style:text-properties officeooo:rsid="00147696" officeooo:paragraph-rsid="00147696"/>
    </style:style>
    <style:style style:name="P18" style:family="paragraph" style:parent-style-name="Standard" style:list-style-name="L4">
      <style:text-properties officeooo:rsid="00162371" officeooo:paragraph-rsid="00162371"/>
    </style:style>
    <style:style style:name="P19" style:family="paragraph" style:parent-style-name="Standard" style:list-style-name="L5">
      <style:text-properties officeooo:rsid="00181a2e" officeooo:paragraph-rsid="00181a2e"/>
    </style:style>
    <style:style style:name="P20" style:family="paragraph" style:parent-style-name="Standard" style:list-style-name="L6">
      <style:text-properties officeooo:rsid="001a0e8c" officeooo:paragraph-rsid="001a0e8c"/>
    </style:style>
    <style:style style:name="P21" style:family="paragraph" style:parent-style-name="Standard" style:list-style-name="L7">
      <style:text-properties officeooo:rsid="001a0e8c" officeooo:paragraph-rsid="001a0e8c"/>
    </style:style>
    <style:style style:name="P22" style:family="paragraph" style:parent-style-name="Standard" style:list-style-name="L8">
      <style:text-properties officeooo:rsid="001a0e8c" officeooo:paragraph-rsid="001a0e8c"/>
    </style:style>
    <style:style style:name="P23" style:family="paragraph" style:parent-style-name="Standard" style:list-style-name="L9">
      <style:text-properties officeooo:rsid="001a441d" officeooo:paragraph-rsid="001a441d"/>
    </style:style>
    <style:style style:name="P24" style:family="paragraph" style:parent-style-name="Standard">
      <style:text-properties officeooo:rsid="00080e68" officeooo:paragraph-rsid="00080e68"/>
    </style:style>
    <style:style style:name="P25" style:family="paragraph" style:parent-style-name="Standard">
      <style:paragraph-properties fo:text-align="justify" style:justify-single-word="false"/>
      <style:text-properties officeooo:rsid="00080e68" officeooo:paragraph-rsid="00080e68"/>
    </style:style>
    <style:style style:name="P26" style:family="paragraph" style:parent-style-name="Standard">
      <style:paragraph-properties fo:text-align="justify" style:justify-single-word="false"/>
      <style:text-properties officeooo:rsid="00080e68" officeooo:paragraph-rsid="000ea0c3"/>
    </style:style>
    <style:style style:name="P27" style:family="paragraph" style:parent-style-name="Standard">
      <style:paragraph-properties fo:text-align="center" style:justify-single-word="false"/>
      <style:text-properties fo:font-size="16pt" fo:font-style="italic" fo:font-weight="bold" officeooo:rsid="001a6c78" officeooo:paragraph-rsid="001a6c78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1a8d03" officeooo:paragraph-rsid="001a8d03"/>
    </style:style>
    <style:style style:name="P29" style:family="paragraph" style:parent-style-name="Standard">
      <style:paragraph-properties fo:text-align="justify" style:justify-single-word="false"/>
      <style:text-properties officeooo:rsid="001afd77" officeooo:paragraph-rsid="001afd77"/>
    </style:style>
    <style:style style:name="P30" style:family="paragraph" style:parent-style-name="Standard">
      <style:paragraph-properties fo:text-align="justify" style:justify-single-word="false"/>
      <style:text-properties officeooo:rsid="001e8e1c" officeooo:paragraph-rsid="001e8e1c"/>
    </style:style>
    <style:style style:name="P31" style:family="paragraph" style:parent-style-name="Standard">
      <style:text-properties style:text-underline-style="solid" style:text-underline-width="auto" style:text-underline-color="font-color" officeooo:rsid="00147920" officeooo:paragraph-rsid="00147920"/>
    </style:style>
    <style:style style:name="P32" style:family="paragraph" style:parent-style-name="Standard">
      <style:paragraph-properties fo:text-align="justify" style:justify-single-word="false"/>
      <style:text-properties officeooo:rsid="002089bb" officeooo:paragraph-rsid="002089bb"/>
    </style:style>
    <style:style style:name="P33" style:family="paragraph" style:parent-style-name="Standard" style:list-style-name="L11">
      <style:paragraph-properties fo:text-align="justify" style:justify-single-word="false"/>
      <style:text-properties officeooo:rsid="002089bb" officeooo:paragraph-rsid="002089bb"/>
    </style:style>
    <style:style style:name="T1" style:family="text">
      <style:text-properties officeooo:rsid="000c91d6"/>
    </style:style>
    <style:style style:name="T2" style:family="text">
      <style:text-properties officeooo:rsid="0016bd40"/>
    </style:style>
    <style:style style:name="T3" style:family="text">
      <style:text-properties officeooo:rsid="001a0e8c"/>
    </style:style>
    <style:style style:name="T4" style:family="text">
      <style:text-properties officeooo:rsid="001afd77"/>
    </style:style>
    <style:style style:name="T5" style:family="text">
      <style:text-properties officeooo:rsid="001cec18"/>
    </style:style>
    <style:style style:name="T6" style:family="text">
      <style:text-properties officeooo:rsid="001ece35"/>
    </style:style>
    <style:style style:name="T7" style:family="text">
      <style:text-properties officeooo:rsid="00219cb4"/>
    </style:style>
    <style:style style:name="T8" style:family="text">
      <style:text-properties officeooo:rsid="0021ac98"/>
    </style:style>
    <style:style style:name="T9" style:family="text">
      <style:text-properties officeooo:rsid="0021dd16"/>
    </style:style>
    <style:style style:name="T10" style:family="text">
      <style:text-properties officeooo:rsid="00243e9b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43e9b"/>
    </style:style>
    <style:style style:name="T13" style:family="text">
      <style:text-properties officeooo:rsid="0024af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SAE <text:span text:style-name="T13">14</text:span> – Bilan de ma présence en ligne</text:p>
      <text:p text:style-name="P1"/>
      <text:p text:style-name="P25"/>
      <text:p text:style-name="P29">Avant de se décider sur les actions à aborder concernant la gestion de ma présence en ligne, il faut d’abord faire un résumé de tous les comptes à mon nom qui sont actuellement visibles et recherchables visibles en ligne :</text:p>
      <text:list xml:id="list4276645857" text:style-name="L2">
        <text:list-item>
          <text:p text:style-name="P7">Un <text:span text:style-name="T4">compte</text:span> gmail à mon nom, <text:span text:style-name="T4">que j’utilise un peu pour tout et n’importe quoi</text:span></text:p>
        </text:list-item>
        <text:list-item>
          <text:p text:style-name="P7">Un compte facebook mon nom, <text:span text:style-name="T4">qui est essentiellement mort (vide)</text:span></text:p>
        </text:list-item>
        <text:list-item>
          <text:p text:style-name="P7">Un compte twitter <text:span text:style-name="T1">lié </text:span><text:span text:style-name="T5">à</text:span><text:span text:style-name="T4"> </text:span><text:span text:style-name="T1">mon compte gmail, </text:span><text:span text:style-name="T4">totalement inutilisé</text:span></text:p>
        </text:list-item>
        <text:list-item>
          <text:p text:style-name="P8">Un compte WhatsApp <text:span text:style-name="T4">personnel (trouvable uniquement en connaissant mon numéro téléphone)</text:span></text:p>
        </text:list-item>
        <text:list-item>
          <text:p text:style-name="P8">Un compte LinkedIn à mon nom, <text:span text:style-name="T4">avec du contenu mais maintenant </text:span>délaissé <text:span text:style-name="T5">depuis un certain temps</text:span></text:p>
        </text:list-item>
        <text:list-item>
          <text:p text:style-name="P9">Un compte Snapchat à mon nom, <text:span text:style-name="T5">totalement inutilisé depuis plus d’un an</text:span></text:p>
        </text:list-item>
        <text:list-item>
          <text:p text:style-name="P10">Un compte Discord <text:span text:style-name="T5">récemment créé, n’utilise pas mon nom mais un pseudo</text:span></text:p>
        </text:list-item>
        <text:list-item>
          <text:p text:style-name="P10"><text:span text:style-name="T11">Un compte </text:span><text:span text:style-name="T12">Github</text:span><text:span text:style-name="T11"> récemment créé, n’utilise pas mon nom mais un pseudo</text:span></text:p>
        </text:list-item>
        <text:list-item>
          <text:p text:style-name="P12">Une chaîne Youtube <text:span text:style-name="T5">à mon nom, utilisé uniquement pour mettre en ligne une vidéo de promotion dans le cadre d’un projet</text:span></text:p>
        </text:list-item>
      </text:list>
      <text:p text:style-name="P11"/>
      <text:p text:style-name="P26"/>
      <text:p text:style-name="P28"><text:span text:style-name="T4">De plus, e</text:span>n cherchant «joshua weissreiner» dans le moteur de recherche Google, voici les résultats qui apparaissent me concernant :</text:p>
      <text:list xml:id="list517131799" text:style-name="L3">
        <text:list-item>
          <text:p text:style-name="P13">Mon compte LinkedIn</text:p>
        </text:list-item>
        <text:list-item>
          <text:p text:style-name="P14">Ma chaîne Youtube</text:p>
        </text:list-item>
        <text:list-item>
          <text:p text:style-name="P15">Une photo de moi</text:p>
        </text:list-item>
        <text:list-item>
          <text:p text:style-name="P16">La vidéo de ma chaîne Youtube</text:p>
        </text:list-item>
      </text:list>
      <text:p text:style-name="P17"/>
      <text:p text:style-name="P17"/>
      <text:p text:style-name="P30">Deux choses deviennent ainsi apparentes concernant ma présence en ligne. </text:p>
      <text:p text:style-name="P30"/>
      <text:p text:style-name="P30">Premièrement, bien que je possède de nombreux comptes, je n’interragis quasiment jamais avec d’autres utilisateurs ou du contenu en ligne. Cela veut dire qu’il n’y a pas de traces particulièrement négatives que je dois impérativement effacer de l’internet. Les deux exceptions à cela sont mon compte gmail et youtube : j’utilise le premier pour beaucoup trop de sites et le second donne accès à mes abonnements youtube.</text:p>
      <text:p text:style-name="P30"/>
      <text:p text:style-name="P30">Deuxièmement, bien que je n’ai pas de traces particulièrement négatives en ligne, je n’ai également pas beaucoup de traces positives, pour ne pas dire aucunes. <text:span text:style-name="T6">La seule véritablea trace est une vidéo youtube amateure pour promouvoir une enseigne de glaces.</text:span></text:p>
      <text:p text:style-name="P17"/>
      <text:p text:style-name="P32">Nous pouvons ainsi en déduire quelques actions à entreprendre :</text:p>
      <text:list xml:id="list932828187" text:style-name="L11">
        <text:list-item>
          <text:p text:style-name="P33">Séparer les comptes «offciels» des comptes «personnels». En ayant des comptes «off<text:span text:style-name="T7">i</text:span>ciels» dédiés, je pourrai gérer plus facilement mon image en ligne <text:span text:style-name="T7">sans restreindre mon activité personnelle</text:span>.</text:p>
        </text:list-item>
        <text:list-item>
          <text:p text:style-name="P33">Supprimer les comptes abandonnés. Laisser ces comptes activés ne fait que créé des pistes mortes potentielles pour les recruteurs.</text:p>
        </text:list-item>
        <text:list-item>
          <text:p text:style-name="P33">Interragir davantage en ligne <text:span text:style-name="T8">avec du contenu «positif»</text:span>. <text:span text:style-name="T9">Actuellement, je n’ai essentiellement pas de contributions en ligne. Pour améliorer mon image, </text:span><text:span text:style-name="T10">il faut poster régulièrement sur les comptes «officiels» du contenu montrant mes compétences et mon intérêt pour mon secteu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08:33:34.622996854</meta:creation-date>
    <meta:generator>LibreOffice/7.0.4.2$Linux_X86_64 LibreOffice_project/00$Build-2</meta:generator>
    <dc:date>2022-11-26T21:10:04.042266169</dc:date>
    <meta:editing-duration>PT2H52M11S</meta:editing-duration>
    <meta:editing-cycles>41</meta:editing-cycles>
    <meta:document-statistic meta:table-count="0" meta:image-count="0" meta:object-count="0" meta:page-count="1" meta:paragraph-count="23" meta:word-count="432" meta:character-count="2613" meta:non-whitespace-character-count="2218"/>
  </office:meta>
</office:document-meta>
</file>